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8" table:number-columns-repeated="11" table:default-cell-style-name="Default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  <table:table-cell table:number-columns-repeated="4"/>
          <table:table-cell office:value-type="string" calcext:value-type="string">
            <text:p>prediction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esonable</text:p>
          </table:table-cell>
          <table:table-cell office:value-type="string" calcext:value-type="string">
            <text:p>unresonable</text:p>
          </table:table-cell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formula="of:=[.S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table:number-columns-repeated="2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table:formula="of:=[.S3]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/>
          <table:table-cell table:formula="of:=[.S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S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S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olida regalis</text:p>
          </table:table-cell>
          <table:table-cell office:value-type="string" calcext:value-type="string">
            <text:p>de.it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7.14285714285714" calcext:value-type="float">
            <text:p>7.1428571429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S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de.it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6"/>
          <table:table-cell table:formula="of:=SUM([.S2:.S7])" office:value-type="float" office:value="26" calcext:value-type="float">
            <text:p>26</text:p>
          </table:table-cell>
          <table:table-cell table:formula="of:=SUM([.T2:.T3])" office:value-type="float" office:value="20" calcext:value-type="float">
            <text:p>20</text:p>
          </table:table-cell>
          <table:table-cell table:formula="of:=SUM([.U4:.U5])" office:value-type="float" office:value="1" calcext:value-type="float">
            <text:p>1</text:p>
          </table:table-cell>
          <table:table-cell table:formula="of:=[.V6]" office:value-type="float" office:value="1" calcext:value-type="float">
            <text:p>1</text:p>
          </table:table-cell>
          <table:table-cell table:formula="of:=[.W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it.en</text:p>
          </table:table-cell>
          <table:table-cell office:value-type="float" office:value="0.105263157894737" calcext:value-type="float">
            <text:p>0.105263157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ytinus hypocistis</text:p>
          </table:table-cell>
          <table:table-cell office:value-type="string" calcext:value-type="string">
            <text:p>it.fr</text:p>
          </table:table-cell>
          <table:table-cell office:value-type="float" office:value="0.166666666666667" calcext:value-type="float">
            <text:p>0.166666666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ergularia media</text:p>
          </table:table-cell>
          <table:table-cell office:value-type="string" calcext:value-type="string">
            <text:p>it.en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igella damascena</text:p>
          </table:table-cell>
          <table:table-cell office:value-type="string" calcext:value-type="string">
            <text:p>it.fr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erbascum nigrum</text:p>
          </table:table-cell>
          <table:table-cell office:value-type="string" calcext:value-type="string">
            <text:p>de.it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perfect</text:p>
          </table:table-cell>
          <table:table-cell table:formula="of:=([.T8]/[.S8])*100" office:value-type="float" office:value="76.9230769230769" calcext:value-type="float">
            <text:p>76.9230769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us koraiensis</text:p>
          </table:table-cell>
          <table:table-cell office:value-type="string" calcext:value-type="string">
            <text:p>it.fr</text:p>
          </table:table-cell>
          <table:table-cell office:value-type="float" office:value="0.217391304347826" calcext:value-type="float">
            <text:p>0.21739130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ok</text:p>
          </table:table-cell>
          <table:table-cell table:formula="of:=(([.T8]+[.V8])/[.S8])*100" office:value-type="float" office:value="80.7692307692308" calcext:value-type="float">
            <text:p>80.7692307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anthus mollis</text:p>
          </table:table-cell>
          <table:table-cell office:value-type="string" calcext:value-type="string">
            <text:p>it.fr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ad</text:p>
          </table:table-cell>
          <table:table-cell table:formula="of:=(([.U8]+[.W8])/[.S8])*100" office:value-type="float" office:value="19.2307692307692" calcext:value-type="float">
            <text:p>19.2307692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rgularia media</text:p>
          </table:table-cell>
          <table:table-cell office:value-type="string" calcext:value-type="string">
            <text:p>de.it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really bad</text:p>
          </table:table-cell>
          <table:table-cell table:formula="of:=([.U8]/[.S8])*100" office:value-type="float" office:value="3.84615384615385" calcext:value-type="float">
            <text:p>3.846153846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en</text:p>
          </table:table-cell>
          <table:table-cell office:value-type="float" office:value="0.291666666666667" calcext:value-type="float">
            <text:p>0.291666666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en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0.4347826086957" calcext:value-type="float">
            <text:p>30.434782608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fr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fr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de.it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en</text:p>
          </table:table-cell>
          <table:table-cell office:value-type="float" office:value="0.333333333333333" calcext:value-type="float">
            <text:p>0.333333333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fr</text:p>
          </table:table-cell>
          <table:table-cell office:value-type="float" office:value="0.386363636363636" calcext:value-type="float">
            <text:p>0.386363636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2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de.it</text:p>
          </table:table-cell>
          <table:table-cell office:value-type="float" office:value="0.4" calcext:value-type="float">
            <text:p>0.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3.75" calcext:value-type="float">
            <text:p>43.75</text:p>
          </table:table-cell>
          <table:table-cell office:value-type="float" office:value="63.6363636363636" calcext:value-type="float">
            <text:p>63.6363636364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en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en</text:p>
          </table:table-cell>
          <table:table-cell office:value-type="float" office:value="0.476190476190476" calcext:value-type="float">
            <text:p>0.476190476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1.0526315789474" calcext:value-type="float">
            <text:p>21.052631578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de.i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  <table:table-cell table:number-columns-repeated="11"/>
        </table:table-row>
        <calcext:conditional-formats>
          <calcext:conditional-format calcext:target-range-address="Sheet1.A1:Sheet1.L27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9:45:22.103995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3T09:48:41.817196284</dc:date>
    <meta:generator>LibreOffice/4.2.8.2$Linux_X86_64 LibreOffice_project/420m0$Build-2</meta:generator>
    <meta:editing-duration>P0D</meta:editing-duration>
    <meta:editing-cycles>4</meta:editing-cycles>
    <meta:document-statistic meta:table-count="1" meta:cell-count="368" meta:object-count="0"/>
  </office:meta>
</office:document-meta>
</file>